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2.925cm" fo:min-width="2.675cm" loext:decorative="false"/>
    </style:style>
    <style:style style:name="gr2" style:family="graphic" style:parent-style-name="standard">
      <style:graphic-properties draw:fill="solid" draw:fill-color="#66ccff" draw:textarea-horizontal-align="justify" draw:textarea-vertical-align="middle" draw:auto-grow-height="false" fo:min-height="2.925cm" fo:min-width="0cm" loext:decorative="false"/>
    </style:style>
    <style:style style:name="gr3" style:family="graphic" style:parent-style-name="standard">
      <style:graphic-properties draw:fill="solid" draw:fill-color="#66ccff" draw:textarea-horizontal-align="justify" draw:textarea-vertical-align="middle" draw:auto-grow-height="false" fo:min-height="1.655cm" fo:min-width="2.675cm" loext:decorative="fals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3.567cm" fo:min-width="1.296cm" loext:decorative="false"/>
    </style:style>
    <style:style style:name="gr5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2.925cm" fo:min-width="3.627cm" loext:decorative="fals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.174cm" style:writing-mode="lr-tb" loext:decorative="false"/>
      <style:paragraph-properties style:writing-mode="lr-tb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0.339cm" fo:min-width="1.558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0.339cm" fo:min-width="2.147cm" fo:wrap-option="wrap" style:writing-mode="lr-tb" loext:decorative="false"/>
      <style:paragraph-properties style:writing-mode="lr-tb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0.339cm" fo:min-width="4.204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fill="solid" draw:fill-color="#ffffff" draw:textarea-vertical-align="middle" draw:auto-grow-height="false" fo:min-height="1.696cm" fo:min-width="0.294cm" loext:decorative="false"/>
      <style:paragraph-properties style:writing-mode="lr-tb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1.515cm" fo:min-width="6.85cm" fo:wrap-option="wrap" style:writing-mode="lr-tb" loext:decorative="false"/>
      <style:paragraph-properties style:writing-mode="lr-tb"/>
    </style:style>
    <style:style style:name="gr12" style:family="graphic" style:parent-style-name="standard">
      <style:graphic-properties draw:fill="solid" draw:fill-color="#ffffff" draw:textarea-vertical-align="middle" draw:auto-grow-height="false" fo:min-height="2.569cm" fo:min-width="0.317cm" loext:decorative="false"/>
      <style:paragraph-properties style:writing-mode="lr-tb"/>
    </style:style>
    <style:style style:name="gr13" style:family="graphic" style:parent-style-name="standard">
      <style:graphic-properties draw:fill="solid" draw:fill-color="#ffffff" draw:textarea-vertical-align="middle" draw:auto-grow-height="false" fo:min-height="1.18cm" fo:min-width="0.317cm" loext:decorative="false"/>
      <style:paragraph-properties style:writing-mode="lr-tb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 fo:min-height="2.397cm" fo:min-width="6.85cm" fo:wrap-option="wrap" style:writing-mode="lr-tb" loext:decorative="false"/>
      <style:paragraph-properties style:writing-mode="lr-tb"/>
    </style:style>
    <style:style style:name="gr15" style:family="graphic" style:parent-style-name="standard">
      <style:graphic-properties svg:stroke-color="#ffffff" draw:fill="solid" draw:fill-color="#ffffff" draw:textarea-vertical-align="middle" draw:auto-grow-height="false" fo:min-height="0.749cm" fo:min-width="2.087cm" loext:decorative="false"/>
      <style:paragraph-properties style:writing-mode="lr-tb"/>
    </style:style>
    <style:style style:name="gr16" style:family="graphic" style:parent-style-name="standard">
      <style:graphic-properties draw:fill="solid" draw:fill-color="#66ccff" draw:textarea-horizontal-align="justify" draw:textarea-vertical-align="middle" draw:auto-grow-height="false" fo:min-height="0.067cm" fo:min-width="3.88cm" loext:decorative="false"/>
    </style:style>
    <style:style style:name="gr17" style:family="graphic" style:parent-style-name="standard">
      <style:graphic-properties draw:fill="solid" draw:fill-color="#66ccff" draw:textarea-horizontal-align="justify" draw:textarea-vertical-align="middle" draw:auto-grow-height="false" fo:min-height="0.385cm" fo:min-width="0cm" loext:decorative="false"/>
    </style:style>
    <style:style style:name="gr18" style:family="graphic" style:parent-style-name="standard">
      <style:graphic-properties draw:fill="solid" draw:fill-color="#ffffff" draw:textarea-horizontal-align="justify" draw:textarea-vertical-align="middle" draw:auto-grow-height="false" fo:min-height="0.339cm" fo:min-width="5.675cm" fo:wrap-option="wrap" style:writing-mode="lr-tb" loext:decorative="false"/>
      <style:paragraph-properties style:writing-mode="lr-tb"/>
    </style:style>
    <style:style style:name="gr19" style:family="graphic" style:parent-style-name="standard">
      <style:graphic-properties draw:fill="solid" draw:fill-color="#ffffff" draw:textarea-horizontal-align="justify" draw:textarea-vertical-align="middle" draw:auto-grow-height="false" fo:min-height="0.339cm" fo:min-width="7.145cm" fo:wrap-option="wrap" style:writing-mode="lr-tb" loext:decorative="false"/>
      <style:paragraph-properties style:writing-mode="lr-tb"/>
    </style:style>
    <style:style style:name="gr20" style:family="graphic" style:parent-style-name="standard">
      <style:graphic-properties svg:stroke-width="0.356cm" svg:stroke-color="#66ccff" draw:marker-start-width="0.737cm" draw:marker-end-width="0.737cm" draw:fill="solid" draw:fill-color="#66ccff" draw:textarea-vertical-align="middle" fo:padding-top="0.303cm" fo:padding-bottom="0.303cm" fo:padding-left="0.428cm" fo:padding-right="0.428cm" loext:decorative="fals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 draw:fill-color="#66ccff"/>
      <style:paragraph-properties fo:text-align="center"/>
    </style:style>
    <style:style style:name="P3" style:family="paragraph">
      <style:paragraph-properties fo:text-align="center"/>
      <style:text-properties fo:font-size="9pt" style:font-size-asian="9pt" style:font-size-complex="9pt"/>
    </style:style>
    <style:style style:name="P4" style:family="paragraph">
      <loext:graphic-properties draw:fill="solid" draw:fill-color="#ffffff"/>
      <style:paragraph-properties fo:text-align="center" style:writing-mode="lr-tb"/>
      <style:text-properties fo:font-size="9pt" style:font-size-asian="9pt" style:font-size-complex="9pt"/>
    </style:style>
    <style:style style:name="P5" style:family="paragraph">
      <style:paragraph-properties fo:text-align="center"/>
      <style:text-properties fo:font-size="11pt" style:font-size-asian="11pt" style:font-size-complex="11pt"/>
    </style:style>
    <style:style style:name="P6" style:family="paragraph">
      <loext:graphic-properties draw:fill="solid" draw:fill-color="#ffffff"/>
      <style:paragraph-properties fo:text-align="center" style:writing-mode="lr-tb"/>
      <style:text-properties fo:font-size="11pt" style:font-size-asian="11pt" style:font-size-complex="11pt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ffffff"/>
      <style:paragraph-properties fo:text-align="center"/>
      <style:text-properties fo:font-size="11pt" style:font-size-asian="11pt" style:font-size-complex="11pt"/>
    </style:style>
    <style:style style:name="P9" style:family="paragraph">
      <style:paragraph-properties fo:text-align="start"/>
      <style:text-properties fo:font-size="11pt" style:font-size-asian="11pt" style:font-size-complex="11pt"/>
    </style:style>
    <style:style style:name="P10" style:family="paragraph">
      <loext:graphic-properties draw:fill="solid" draw:fill-color="#ffffff"/>
      <style:paragraph-properties fo:text-align="start" style:writing-mode="lr-tb"/>
      <style:text-properties fo:font-size="11pt" style:font-size-asian="11pt" style:font-size-complex="11pt"/>
    </style:style>
    <style:style style:name="P11" style:family="paragraph">
      <loext:graphic-properties draw:fill="solid" draw:fill-color="#ffffff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75cm" svg:height="3.175cm" svg:x="2.27cm" svg:y="1.3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17cm" svg:height="3.175cm" svg:x="3.687cm" svg:y="4.4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1.905cm" svg:x="2.27cm" svg:y="2.58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5.397cm" svg:x="2.587cm" svg:y="7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4.127cm" svg:height="3.175cm" svg:x="1.847cm" svg:y="10.2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952cm" svg:height="0.317cm" svg:x="3.54cm" svg:y="1.635cm">
          <text:p text:style-name="P3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952cm" svg:height="0.317cm" svg:x="3.54cm" svg:y="3.223cm">
          <text:p text:style-name="P3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952cm" svg:height="0.317cm" svg:x="3.54cm" svg:y="5.763cm">
          <text:p text:style-name="P3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952cm" svg:height="0.317cm" svg:x="3.54cm" svg:y="8.62cm">
          <text:p text:style-name="P3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2.222cm" svg:height="0.635cm" svg:x="6.08cm" svg:y="1.635cm">
          <text:p text:style-name="P5"><text:span text:style-name="T2">储箱</text:span></text:p>
          <draw:enhanced-geometry svg:viewBox="0 0 21600 21600" draw:text-areas="800 800 20800 20800" draw:type="round-rectangular-callout" draw:modifiers="-5188.66396761134 16743.39622641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custom-shape draw:style-name="gr7" draw:text-style-name="P6" draw:layer="layout" svg:width="2.222cm" svg:height="0.635cm" svg:x="5.762cm" svg:y="3.222cm">
          <text:p text:style-name="P5"><text:span text:style-name="T2">推进剂</text:span></text:p>
          <draw:enhanced-geometry svg:viewBox="0 0 21600 21600" draw:text-areas="800 800 20800 20800" draw:type="round-rectangular-callout" draw:modifiers="-7909.31174089069 18441.50943396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custom-shape draw:style-name="gr8" draw:text-style-name="P6" draw:layer="layout" svg:width="2.857cm" svg:height="0.635cm" svg:x="4.493cm" svg:y="6.08cm">
          <text:p text:style-name="P5"><text:span text:style-name="T2">推进剂管道</text:span></text:p>
          <draw:enhanced-geometry svg:viewBox="0 0 21600 21600" draw:text-areas="800 800 20800 20800" draw:type="round-rectangular-callout" draw:modifiers="-4028.27151854444 16743.39622641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custom-shape draw:style-name="gr9" draw:text-style-name="P6" draw:layer="layout" svg:width="5.08cm" svg:height="0.635cm" svg:x="5.127cm" svg:y="7.667cm">
          <text:p text:style-name="P5"><text:span text:style-name="T2">涡轮泵</text:span><text:span text:style-name="T2">/</text:span><text:span text:style-name="T2">燃烧室</text:span><text:span text:style-name="T2">/</text:span><text:span text:style-name="T2">喷管</text:span></text:p>
          <draw:enhanced-geometry svg:viewBox="0 0 21600 21600" draw:text-areas="800 800 20800 20800" draw:type="round-rectangular-callout" draw:modifiers="-2270.10431017516 16743.39622641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</draw:page>
      <draw:page draw:name="page2" draw:style-name="dp1" draw:master-page-name="Default">
        <draw:custom-shape draw:style-name="gr1" draw:text-style-name="P1" draw:layer="layout" svg:width="3.175cm" svg:height="3.175cm" svg:x="2.27cm" svg:y="1.3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17cm" svg:height="3.175cm" svg:x="3.687cm" svg:y="4.4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1.905cm" svg:x="2.27cm" svg:y="2.58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5.397cm" svg:x="2.587cm" svg:y="7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4.127cm" svg:height="3.175cm" svg:x="1.847cm" svg:y="10.2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952cm" svg:height="0.317cm" svg:x="3.54cm" svg:y="1.635cm">
          <text:p text:style-name="P3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952cm" svg:height="0.317cm" svg:x="3.54cm" svg:y="3.223cm">
          <text:p text:style-name="P3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952cm" svg:height="0.317cm" svg:x="3.54cm" svg:y="5.763cm">
          <text:p text:style-name="P3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952cm" svg:height="0.317cm" svg:x="3.54cm" svg:y="8.62cm">
          <text:p text:style-name="P3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2.222cm" svg:height="0.635cm" svg:x="6.08cm" svg:y="1.635cm">
          <text:p text:style-name="P5"><text:span text:style-name="T2">储箱</text:span></text:p>
          <draw:enhanced-geometry svg:viewBox="0 0 21600 21600" draw:text-areas="800 800 20800 20800" draw:type="round-rectangular-callout" draw:modifiers="-5188.66396761134 16743.39622641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custom-shape draw:style-name="gr7" draw:text-style-name="P6" draw:layer="layout" svg:width="2.222cm" svg:height="0.635cm" svg:x="5.762cm" svg:y="3.222cm">
          <text:p text:style-name="P5"><text:span text:style-name="T2">推进剂</text:span></text:p>
          <draw:enhanced-geometry svg:viewBox="0 0 21600 21600" draw:text-areas="800 800 20800 20800" draw:type="round-rectangular-callout" draw:modifiers="-7909.31174089069 18441.50943396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custom-shape draw:style-name="gr8" draw:text-style-name="P6" draw:layer="layout" svg:width="2.857cm" svg:height="0.635cm" svg:x="4.493cm" svg:y="6.08cm">
          <text:p text:style-name="P5"><text:span text:style-name="T2">推进剂管道</text:span></text:p>
          <draw:enhanced-geometry svg:viewBox="0 0 21600 21600" draw:text-areas="800 800 20800 20800" draw:type="round-rectangular-callout" draw:modifiers="-4028.27151854444 16743.39622641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custom-shape draw:style-name="gr9" draw:text-style-name="P6" draw:layer="layout" svg:width="5.08cm" svg:height="0.635cm" svg:x="5.127cm" svg:y="7.667cm">
          <text:p text:style-name="P5"><text:span text:style-name="T2">涡轮泵</text:span><text:span text:style-name="T2">/</text:span><text:span text:style-name="T2">燃烧室</text:span><text:span text:style-name="T2">/</text:span><text:span text:style-name="T2">喷管</text:span></text:p>
          <draw:enhanced-geometry svg:viewBox="0 0 21600 21600" draw:text-areas="800 800 20800 20800" draw:type="round-rectangular-callout" draw:modifiers="-2270.10431017516 16743.39622641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custom-shape draw:style-name="gr10" draw:text-style-name="P8" draw:layer="layout" svg:width="1.588cm" svg:height="2.222cm" svg:x="0.365cm" svg:y="3.223cm">
          <text:p text:style-name="P7"><text:span text:style-name="T2">C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position-x="$1" draw:handle-position-y="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0" draw:layer="layout" svg:width="7.938cm" svg:height="1.905cm" svg:x="9.572cm" svg:y="2.587cm">
          <text:p text:style-name="P9"><text:span text:style-name="T2">推力变小（从</text:span><text:span text:style-name="T2">A </text:span><text:span text:style-name="T2">变到</text:span><text:span text:style-name="T2">B</text:span><text:span text:style-name="T2">），引起管线和储箱负向（向下）加速，引起液体推进剂正向（向上）加速（</text:span><text:span text:style-name="T2">C</text:span><text:span text:style-name="T2">）</text:span></text:p>
          <draw:enhanced-geometry svg:viewBox="0 0 21600 21600" draw:text-areas="800 800 20800 20800" draw:type="round-rectangular-callout" draw:modifiers="6459.05025821892 40128.85624344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custom-shape draw:style-name="gr12" draw:text-style-name="P11" draw:layer="layout" svg:width="1.633cm" svg:height="3.221cm" svg:x="2.27cm" svg:y="9.844cm">
          <text:p text:style-name="P7"><text:span text:style-name="T3">A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position-x="$1" draw:handle-position-y="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1" draw:layer="layout" svg:width="1.633cm" svg:height="1.634cm" svg:x="3.857cm" svg:y="9.89cm">
          <text:p text:style-name="P7"><text:span text:style-name="T3">B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position-x="$1" draw:handle-position-y="$0" draw:handle-range-x-minimum="0" draw:handle-range-x-maximum="10800" draw:handle-range-y-minimum="0" draw:handle-range-y-maximum="21600"/>
          </draw:enhanced-geometry>
        </draw:custom-shape>
      </draw:page>
      <draw:page draw:name="page3" draw:style-name="dp1" draw:master-page-name="Default">
        <draw:custom-shape draw:style-name="gr1" draw:text-style-name="P1" draw:layer="layout" svg:width="3.175cm" svg:height="3.175cm" svg:x="2.271cm" svg:y="1.3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17cm" svg:height="3.175cm" svg:x="3.688cm" svg:y="4.4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1.905cm" svg:x="2.271cm" svg:y="2.58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5.397cm" svg:x="2.588cm" svg:y="7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4.127cm" svg:height="3.175cm" svg:x="1.848cm" svg:y="10.2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952cm" svg:height="0.317cm" svg:x="3.541cm" svg:y="1.635cm">
          <text:p text:style-name="P3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952cm" svg:height="0.317cm" svg:x="3.541cm" svg:y="3.223cm">
          <text:p text:style-name="P3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952cm" svg:height="0.317cm" svg:x="3.541cm" svg:y="5.763cm">
          <text:p text:style-name="P3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952cm" svg:height="0.317cm" svg:x="3.541cm" svg:y="8.62cm">
          <text:p text:style-name="P3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2.222cm" svg:height="0.635cm" svg:x="6.081cm" svg:y="1.635cm">
          <text:p text:style-name="P5"><text:span text:style-name="T2">储箱</text:span></text:p>
          <draw:enhanced-geometry svg:viewBox="0 0 21600 21600" draw:text-areas="800 800 20800 20800" draw:type="round-rectangular-callout" draw:modifiers="-5188.66396761134 16743.39622641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custom-shape draw:style-name="gr7" draw:text-style-name="P6" draw:layer="layout" svg:width="2.222cm" svg:height="0.635cm" svg:x="5.763cm" svg:y="3.222cm">
          <text:p text:style-name="P5"><text:span text:style-name="T2">推进剂</text:span></text:p>
          <draw:enhanced-geometry svg:viewBox="0 0 21600 21600" draw:text-areas="800 800 20800 20800" draw:type="round-rectangular-callout" draw:modifiers="-7909.31174089069 18441.50943396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custom-shape draw:style-name="gr8" draw:text-style-name="P6" draw:layer="layout" svg:width="2.857cm" svg:height="0.635cm" svg:x="4.494cm" svg:y="6.08cm">
          <text:p text:style-name="P5"><text:span text:style-name="T2">推进剂管道</text:span></text:p>
          <draw:enhanced-geometry svg:viewBox="0 0 21600 21600" draw:text-areas="800 800 20800 20800" draw:type="round-rectangular-callout" draw:modifiers="-4028.27151854444 16743.39622641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custom-shape draw:style-name="gr9" draw:text-style-name="P6" draw:layer="layout" svg:width="5.08cm" svg:height="0.635cm" svg:x="5.128cm" svg:y="7.667cm">
          <text:p text:style-name="P5"><text:span text:style-name="T2">涡轮泵</text:span><text:span text:style-name="T2">/</text:span><text:span text:style-name="T2">燃烧室</text:span><text:span text:style-name="T2">/</text:span><text:span text:style-name="T2">喷管</text:span></text:p>
          <draw:enhanced-geometry svg:viewBox="0 0 21600 21600" draw:text-areas="800 800 20800 20800" draw:type="round-rectangular-callout" draw:modifiers="-2270.10431017516 16743.39622641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custom-shape draw:style-name="gr10" draw:text-style-name="P8" draw:layer="layout" svg:width="1.588cm" svg:height="2.222cm" svg:x="0.366cm" svg:y="3.223cm">
          <text:p text:style-name="P7"><text:span text:style-name="T2">C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position-x="$1" draw:handle-position-y="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0" draw:layer="layout" svg:width="7.938cm" svg:height="2.857cm" svg:x="8.937cm" svg:y="1.635cm">
          <text:p text:style-name="P9"><text:span text:style-name="T2">因为推力变小，涡轮泵的流量变小，但是管线内的流量因为惯性保持不变，于是”多余”的流量反弹，造成管线内部向上的冲击波（</text:span><text:span text:style-name="T2">shockwave</text:span><text:span text:style-name="T2">）</text:span><text:span text:style-name="T2">C</text:span><text:span text:style-name="T2">。</text:span></text:p>
          <draw:enhanced-geometry svg:viewBox="0 0 21600 21600" draw:text-areas="800 800 20800 20800" draw:type="round-rectangular-callout" draw:modifiers="-12852.8026199773 45089.4331700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</draw:page>
      <draw:page draw:name="page4" draw:style-name="dp1" draw:master-page-name="Default">
        <draw:custom-shape draw:style-name="gr1" draw:text-style-name="P1" draw:layer="layout" svg:width="3.175cm" svg:height="3.175cm" svg:x="5.868cm" svg:y="1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17cm" svg:height="3.175cm" svg:x="7.285cm" svg:y="4.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1.905cm" svg:x="5.868cm" svg:y="2.90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5.397cm" svg:x="6.185cm" svg:y="7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4.127cm" svg:height="3.175cm" svg:x="5.445cm" svg:y="10.5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952cm" svg:height="0.317cm" svg:x="7.138cm" svg:y="1.953cm">
          <text:p text:style-name="P3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952cm" svg:height="0.317cm" svg:x="7.138cm" svg:y="3.541cm">
          <text:p text:style-name="P3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952cm" svg:height="0.317cm" svg:x="7.138cm" svg:y="6.081cm">
          <text:p text:style-name="P3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2.222cm" svg:height="0.635cm" svg:x="9.678cm" svg:y="1.953cm">
          <text:p text:style-name="P5"><text:span text:style-name="T2">储箱</text:span></text:p>
          <draw:enhanced-geometry svg:viewBox="0 0 21600 21600" draw:text-areas="800 800 20800 20800" draw:type="round-rectangular-callout" draw:modifiers="-5188.66396761134 16743.39622641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custom-shape draw:style-name="gr7" draw:text-style-name="P6" draw:layer="layout" svg:width="2.222cm" svg:height="0.635cm" svg:x="9.36cm" svg:y="3.54cm">
          <text:p text:style-name="P5"><text:span text:style-name="T2">推进剂</text:span></text:p>
          <draw:enhanced-geometry svg:viewBox="0 0 21600 21600" draw:text-areas="800 800 20800 20800" draw:type="round-rectangular-callout" draw:modifiers="-7909.31174089069 18441.50943396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custom-shape draw:style-name="gr8" draw:text-style-name="P6" draw:layer="layout" svg:width="2.857cm" svg:height="0.635cm" svg:x="8.091cm" svg:y="6.398cm">
          <text:p text:style-name="P5"><text:span text:style-name="T2">推进剂管道</text:span></text:p>
          <draw:enhanced-geometry svg:viewBox="0 0 21600 21600" draw:text-areas="800 800 20800 20800" draw:type="round-rectangular-callout" draw:modifiers="-4028.27151854444 16743.39622641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custom-shape draw:style-name="gr4" draw:text-style-name="P1" draw:layer="layout" svg:width="2.54cm" svg:height="5.397cm" svg:x="1.635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4.127cm" svg:height="3.175cm" svg:x="1cm" svg:y="10.5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5.397cm" svg:x="10.842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4.127cm" svg:height="3.175cm" svg:x="10.207cm" svg:y="10.52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587cm" svg:height="0.999cm" svg:x="3.862cm" svg:y="7.645cm">
          <text:p text:style-name="P7">。。。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587cm" svg:height="0.999cm" svg:x="8.573cm" svg:y="7.621cm">
          <text:p text:style-name="P7">。。。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4.38cm" svg:height="0.317cm" svg:x="2.905cm" svg:y="7.16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4.38cm" svg:height="0.317cm" svg:x="7.602cm" svg:y="7.16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317cm" svg:height="0.635cm" svg:x="2.905cm" svg:y="7.3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317cm" svg:height="0.635cm" svg:x="11.795cm" svg:y="7.3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6.667cm" svg:height="0.635cm" svg:x="10.525cm" svg:y="5.127cm">
          <text:p text:style-name="P5"><text:span text:style-name="T2">一根推进剂管道带</text:span><text:span text:style-name="T2">6</text:span><text:span text:style-name="T2">台发动机</text:span></text:p>
          <draw:enhanced-geometry svg:viewBox="0 0 21600 21600" draw:text-areas="800 800 20800 20800" draw:type="round-rectangular-callout" draw:modifiers="-8953.56928614277 17898.11320754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</draw:page>
      <draw:page draw:name="page5" draw:style-name="dp1" draw:master-page-name="Default">
        <draw:custom-shape draw:style-name="gr1" draw:text-style-name="P1" draw:layer="layout" svg:width="3.175cm" svg:height="3.175cm" svg:x="5.868cm" svg:y="1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17cm" svg:height="3.175cm" svg:x="7.285cm" svg:y="4.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1.905cm" svg:x="5.868cm" svg:y="2.90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5.397cm" svg:x="5.762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4.127cm" svg:height="3.175cm" svg:x="5.445cm" svg:y="10.5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952cm" svg:height="0.317cm" svg:x="7.138cm" svg:y="1.953cm">
          <text:p text:style-name="P3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952cm" svg:height="0.317cm" svg:x="7.138cm" svg:y="3.541cm">
          <text:p text:style-name="P3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952cm" svg:height="0.317cm" svg:x="7.138cm" svg:y="6.081cm">
          <text:p text:style-name="P3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2.222cm" svg:height="0.635cm" svg:x="9.678cm" svg:y="1.953cm">
          <text:p text:style-name="P5"><text:span text:style-name="T2">储箱</text:span></text:p>
          <draw:enhanced-geometry svg:viewBox="0 0 21600 21600" draw:text-areas="800 800 20800 20800" draw:type="round-rectangular-callout" draw:modifiers="-5188.66396761134 16743.39622641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custom-shape draw:style-name="gr7" draw:text-style-name="P6" draw:layer="layout" svg:width="2.222cm" svg:height="0.635cm" svg:x="9.36cm" svg:y="3.54cm">
          <text:p text:style-name="P5"><text:span text:style-name="T2">推进剂</text:span></text:p>
          <draw:enhanced-geometry svg:viewBox="0 0 21600 21600" draw:text-areas="800 800 20800 20800" draw:type="round-rectangular-callout" draw:modifiers="-7909.31174089069 18441.50943396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custom-shape draw:style-name="gr8" draw:text-style-name="P6" draw:layer="layout" svg:width="2.857cm" svg:height="0.635cm" svg:x="8.091cm" svg:y="6.398cm">
          <text:p text:style-name="P5"><text:span text:style-name="T2">推进剂管道</text:span></text:p>
          <draw:enhanced-geometry svg:viewBox="0 0 21600 21600" draw:text-areas="800 800 20800 20800" draw:type="round-rectangular-callout" draw:modifiers="-4028.27151854444 16743.39622641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custom-shape draw:style-name="gr4" draw:text-style-name="P1" draw:layer="layout" svg:width="2.54cm" svg:height="5.397cm" svg:x="1.635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4.127cm" svg:height="3.175cm" svg:x="1cm" svg:y="10.5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5.397cm" svg:x="10.842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4.127cm" svg:height="3.175cm" svg:x="10.207cm" svg:y="10.52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587cm" svg:height="0.999cm" svg:x="3.54cm" svg:y="7.667cm">
          <text:p text:style-name="P7">。。。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587cm" svg:height="0.999cm" svg:x="8.937cm" svg:y="7.667cm">
          <text:p text:style-name="P7">。。。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317cm" svg:height="0.635cm" svg:x="2.905cm" svg:y="7.3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317cm" svg:height="0.635cm" svg:x="11.795cm" svg:y="7.3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8.255cm" svg:height="0.635cm" svg:x="10.525cm" svg:y="5.127cm">
          <text:p text:style-name="P5"><text:span text:style-name="T2">中央一根推进剂管道带</text:span><text:span text:style-name="T2">3</text:span><text:span text:style-name="T2">台海平面猛禽</text:span></text:p>
          <draw:enhanced-geometry svg:viewBox="0 0 21600 21600" draw:text-areas="800 800 20800 20800" draw:type="round-rectangular-callout" draw:modifiers="-7228.77906976744 17898.11320754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line draw:style-name="gr20" draw:text-style-name="P2" draw:layer="layout" svg:x1="2.905cm" svg:y1="7.667cm" svg:x2="6.08cm" svg:y2="4.492cm">
          <text:p/>
        </draw:line>
        <draw:line draw:style-name="gr20" draw:text-style-name="P2" draw:layer="layout" svg:x1="12.112cm" svg:y1="7.667cm" svg:x2="8.937cm" svg:y2="4.492cm">
          <text:p/>
        </draw:line>
        <draw:custom-shape draw:style-name="gr19" draw:text-style-name="P6" draw:layer="layout" svg:width="8.255cm" svg:height="0.635cm" svg:x="12.335cm" svg:y="6.397cm">
          <text:p text:style-name="P5"><text:span text:style-name="T2">3</text:span><text:span text:style-name="T2">根推进剂管道各自带</text:span><text:span text:style-name="T2">1</text:span><text:span text:style-name="T2">台真空猛禽</text:span></text:p>
          <draw:enhanced-geometry svg:viewBox="0 0 21600 21600" draw:text-areas="800 800 20800 20800" draw:type="round-rectangular-callout" draw:modifiers="-2477.61627906977 9203.773584905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custom-shape draw:style-name="gr4" draw:text-style-name="P1" draw:layer="layout" svg:width="2.54cm" svg:height="5.397cm" svg:x="6.397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4.127cm" svg:height="3.175cm" svg:x="5.763cm" svg:y="10.5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5.397cm" svg:x="7.032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4.127cm" svg:height="3.175cm" svg:x="5.762cm" svg:y="10.52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13T13:28:47.723406000</meta:creation-date>
    <dc:date>2025-05-13T15:18:55.242310000</dc:date>
    <meta:editing-duration>PT10M41S</meta:editing-duration>
    <meta:editing-cycles>3</meta:editing-cycles>
    <meta:generator>LibreOffice/25.2.3.2$MacOSX_AARCH64 LibreOffice_project/bbb074479178df812d175f709636b368952c2ce3</meta:generator>
    <meta:document-statistic meta:object-count="94"/>
  </office:meta>
</office:document-meta>
</file>